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2eb7" officeooo:paragraph-rsid="001e2eb7"/>
    </style:style>
    <style:style style:name="P2" style:family="paragraph" style:parent-style-name="Standard">
      <style:text-properties officeooo:paragraph-rsid="001e2eb7"/>
    </style:style>
    <style:style style:name="P3" style:family="paragraph" style:parent-style-name="Standard">
      <style:text-properties officeooo:rsid="001e2eb7" officeooo:paragraph-rsid="001e2eb7"/>
    </style:style>
    <style:style style:name="P4" style:family="paragraph" style:parent-style-name="Standard">
      <style:text-properties officeooo:rsid="001e2eb7" officeooo:paragraph-rsid="001f8ba1"/>
    </style:style>
    <style:style style:name="P5" style:family="paragraph" style:parent-style-name="Standard">
      <style:text-properties officeooo:rsid="001e2eb7" officeooo:paragraph-rsid="00237053"/>
    </style:style>
    <style:style style:name="P6" style:family="paragraph" style:parent-style-name="Standard">
      <style:text-properties officeooo:rsid="001f8ba1" officeooo:paragraph-rsid="001f8ba1"/>
    </style:style>
    <style:style style:name="P7" style:family="paragraph" style:parent-style-name="Standard">
      <style:text-properties fo:font-weight="bold" officeooo:rsid="001e2eb7" officeooo:paragraph-rsid="001e2eb7" style:font-weight-asian="bold" style:font-weight-complex="bold"/>
    </style:style>
    <style:style style:name="P8" style:family="paragraph" style:parent-style-name="Standard">
      <style:text-properties fo:font-weight="bold" officeooo:rsid="001f8ba1" officeooo:paragraph-rsid="001f8ba1" style:font-weight-asian="bold" style:font-weight-complex="bold"/>
    </style:style>
    <style:style style:name="P9" style:family="paragraph" style:parent-style-name="Standard">
      <style:text-properties fo:font-size="20pt" fo:font-weight="bold" officeooo:paragraph-rsid="001e2eb7" style:font-size-asian="20pt" style:font-weight-asian="bold" style:font-size-complex="20pt" style:font-weight-complex="bold"/>
    </style:style>
    <style:style style:name="P10" style:family="paragraph" style:parent-style-name="Standard">
      <style:text-properties fo:font-weight="normal" officeooo:rsid="001f8ba1" officeooo:paragraph-rsid="001f8ba1" style:font-weight-asian="normal" style:font-weight-complex="normal"/>
    </style:style>
    <style:style style:name="P11" style:family="paragraph" style:parent-style-name="Standard">
      <style:text-properties fo:font-weight="normal" officeooo:rsid="001f8ba1" officeooo:paragraph-rsid="00237053" style:font-weight-asian="normal" style:font-weight-complex="normal"/>
    </style:style>
    <style:style style:name="P12" style:family="paragraph" style:parent-style-name="Standard">
      <style:text-properties fo:font-weight="normal" officeooo:rsid="001e2eb7" officeooo:paragraph-rsid="00237053" style:font-weight-asian="normal" style:font-weight-complex="normal"/>
    </style:style>
    <style:style style:name="P13" style:family="paragraph" style:parent-style-name="Standard">
      <style:text-properties fo:font-weight="normal" officeooo:rsid="00210e20" officeooo:paragraph-rsid="00237053" style:font-weight-asian="normal" style:font-weight-complex="normal"/>
    </style:style>
    <style:style style:name="P14" style:family="paragraph" style:parent-style-name="Standard">
      <style:text-properties fo:font-weight="normal" officeooo:rsid="002181e4" officeooo:paragraph-rsid="002181e4" style:font-weight-asian="normal" style:font-weight-complex="normal"/>
    </style:style>
    <style:style style:name="P15" style:family="paragraph" style:parent-style-name="Standard">
      <style:text-properties fo:font-weight="normal" officeooo:rsid="00220590" officeooo:paragraph-rsid="00220590" style:font-weight-asian="normal" style:font-weight-complex="normal"/>
    </style:style>
    <style:style style:name="P16" style:family="paragraph" style:parent-style-name="Standard">
      <style:text-properties officeooo:rsid="00210e20" officeooo:paragraph-rsid="00210e20"/>
    </style:style>
    <style:style style:name="T1" style:family="text">
      <style:text-properties officeooo:rsid="001e2eb7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210e20"/>
    </style:style>
    <style:style style:name="T4" style:family="text">
      <style:text-properties fo:language="en" fo:country="US" officeooo:rsid="002181e4"/>
    </style:style>
    <style:style style:name="T5" style:family="text">
      <style:text-properties officeooo:rsid="00210e20"/>
    </style:style>
    <style:style style:name="T6" style:family="text">
      <style:text-properties officeooo:rsid="002181e4"/>
    </style:style>
    <style:style style:name="T7" style:family="text">
      <style:text-properties officeooo:rsid="002370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Neural Network (</text:span><text:span text:style-name="T2">NeuroEvolution of Augmenting Topologies (NEAT) </text:span><text:span text:style-name="T1">-Algorithm)</text:span></text:p>
      <text:p text:style-name="P2"/>
      <text:p text:style-name="P7">Inputs: <text:span text:style-name="T3">3 </text:span><text:span text:style-name="T4">(Quelle: main.py/movement_agent.py)</text:span></text:p>
      <text:p text:style-name="P1">x-distance between left border of doodle’s legs and left border of closest platform</text:p>
      <text:p text:style-name="P1">x-distance between right border of doodle’s legs and right border of closest platform</text:p>
      <text:p text:style-name="P16">y-distance to platform above doodle</text:p>
      <text:p text:style-name="P1"/>
      <text:p text:style-name="P7">Outputs: <text:span text:style-name="T5">4 </text:span><text:span text:style-name="T6">(doodlejump.py)</text:span></text:p>
      <text:p text:style-name="P1">press down left key (and release again)</text:p>
      <text:p text:style-name="P1">press down right key (and release again)</text:p>
      <text:p text:style-name="P1"/>
      <text:p text:style-name="P8">Activation Function: </text:p>
      <text:p text:style-name="P6">Tanh(x)</text:p>
      <text:p text:style-name="P6"/>
      <text:p text:style-name="P8">Population Size:</text:p>
      <text:p text:style-name="P6">1</text:p>
      <text:p text:style-name="P6"/>
      <text:p text:style-name="P8">Fitness Function:</text:p>
      <text:p text:style-name="P6">read score on top left, best score gets best fitness level</text:p>
      <text:p text:style-name="P6"/>
      <text:p text:style-name="P8">Max generations:</text:p>
      <text:p text:style-name="P14">100</text:p>
      <text:p text:style-name="P10"/>
      <text:p text:style-name="P10"/>
      <text:p text:style-name="P10"/>
      <text:p text:style-name="P10">TODO:</text:p>
      <text:p text:style-name="P15"><text:span text:style-name="T7">(x) </text:span>increase performance through only capturing game-area of screen</text:p>
      <text:p text:style-name="P10"/>
      <text:p text:style-name="P10">- adjust program so that</text:p>
      <text:p text:style-name="P4"><text:span text:style-name="T7">() </text:span>x-distance between left border of doodle’s legs and left border of closest platform</text:p>
      <text:p text:style-name="P12"><text:span text:style-name="T7">() </text:span>x-distance between right border of doodle’s legs and right border of closest platform</text:p>
      <text:p text:style-name="P13"><text:span text:style-name="T7">() </text:span>y-distance to platform above doodle</text:p>
      <text:p text:style-name="P5"><text:span text:style-name="T7">() </text:span>press down left key (and release again)</text:p>
      <text:p text:style-name="P12"><text:span text:style-name="T7">() </text:span>press down right key (and release again)</text:p>
      <text:p text:style-name="P11"><text:span text:style-name="T7">() </text:span>read score on top lef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7T06:59:12.082116546</meta:creation-date>
    <dc:date>2025-02-27T10:28:08.594838481</dc:date>
    <meta:editing-duration>PT36M3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5" meta:word-count="153" meta:character-count="984" meta:non-whitespace-character-count="855"/>
  </office:meta>
</office:document-meta>
</file>